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 Mono" svg:font-family="'Roboto Mono', consolas, monac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da2" officeooo:paragraph-rsid="0004ada2"/>
    </style:style>
    <style:style style:name="P2" style:family="paragraph" style:parent-style-name="Standard">
      <style:text-properties officeooo:rsid="0004ada2" officeooo:paragraph-rsid="00079a17"/>
    </style:style>
    <style:style style:name="P3" style:family="paragraph" style:parent-style-name="Standard">
      <style:text-properties officeooo:rsid="0006a01f" officeooo:paragraph-rsid="0006a01f"/>
    </style:style>
    <style:style style:name="P4" style:family="paragraph" style:parent-style-name="Standard">
      <style:text-properties officeooo:rsid="00085c6d" officeooo:paragraph-rsid="00085c6d"/>
    </style:style>
    <style:style style:name="P5" style:family="paragraph" style:parent-style-name="Standard">
      <style:text-properties officeooo:rsid="0009feae" officeooo:paragraph-rsid="0009feae"/>
    </style:style>
    <style:style style:name="P6" style:family="paragraph" style:parent-style-name="Standard">
      <style:text-properties officeooo:rsid="0009041f" officeooo:paragraph-rsid="0009041f"/>
    </style:style>
    <style:style style:name="P7" style:family="paragraph" style:parent-style-name="Standard">
      <style:text-properties officeooo:rsid="000b3b18" officeooo:paragraph-rsid="000b3b18"/>
    </style:style>
    <style:style style:name="P8" style:family="paragraph" style:parent-style-name="Standard">
      <style:text-properties officeooo:rsid="000ed98b" officeooo:paragraph-rsid="000ed98b"/>
    </style:style>
    <style:style style:name="P9" style:family="paragraph" style:parent-style-name="Standard">
      <style:text-properties officeooo:paragraph-rsid="0004ada2"/>
    </style:style>
    <style:style style:name="P10" style:family="paragraph" style:parent-style-name="Standard">
      <style:text-properties officeooo:rsid="0018ba22" officeooo:paragraph-rsid="0018ba22"/>
    </style:style>
    <style:style style:name="P11" style:family="paragraph" style:parent-style-name="Standard">
      <style:text-properties officeooo:rsid="001a1a50" officeooo:paragraph-rsid="001a1a50"/>
    </style:style>
    <style:style style:name="P12" style:family="paragraph" style:parent-style-name="Standard">
      <style:text-properties officeooo:rsid="001c5334" officeooo:paragraph-rsid="001c5334"/>
    </style:style>
    <style:style style:name="P13" style:family="paragraph" style:parent-style-name="Standard">
      <style:text-properties fo:color="#9e880d" style:font-name="JetBrains Mono" fo:font-size="10pt" fo:font-style="normal" fo:font-weight="normal" officeooo:rsid="001a1a50" officeooo:paragraph-rsid="001a1a50" style:font-size-asian="10pt" style:font-style-asian="normal" style:font-weight-asian="normal"/>
    </style:style>
    <style:style style:name="P14" style:family="paragraph" style:parent-style-name="Standard">
      <style:text-properties fo:color="#000000" style:font-name="JetBrains Mono" fo:font-size="10pt" fo:font-style="normal" fo:font-weight="normal" officeooo:rsid="001a1a50" officeooo:paragraph-rsid="001a1a50" style:font-size-asian="10pt" style:font-style-asian="normal" style:font-weight-asian="normal"/>
    </style:style>
    <style:style style:name="P15" style:family="paragraph" style:parent-style-name="Standard">
      <style:text-properties officeooo:rsid="00166d8c" officeooo:paragraph-rsid="00166d8c"/>
    </style:style>
    <style:style style:name="P16" style:family="paragraph" style:parent-style-name="Standard">
      <style:text-properties officeooo:rsid="001e31d8" officeooo:paragraph-rsid="001e31d8"/>
    </style:style>
    <style:style style:name="P17" style:family="paragraph" style:parent-style-name="Preformatted_20_Text">
      <style:paragraph-properties fo:break-before="page"/>
      <style:text-properties officeooo:rsid="0004ada2" officeooo:paragraph-rsid="0004ada2"/>
    </style:style>
    <style:style style:name="T1" style:family="text">
      <style:text-properties officeooo:rsid="001050b9"/>
    </style:style>
    <style:style style:name="T2" style:family="text">
      <style:text-properties officeooo:rsid="001342df"/>
    </style:style>
    <style:style style:name="T3" style:family="text">
      <style:text-properties officeooo:rsid="0004ada2"/>
    </style:style>
    <style:style style:name="T4" style:family="text">
      <style:text-properties officeooo:rsid="001782d9"/>
    </style:style>
    <style:style style:name="T5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bernate</text:p>
      <text:p text:style-name="P1"/>
      <text:p text:style-name="P9"><text:span text:style-name="T3">Spring – </text:span><text:span text:style-name="T2">HATEAOS, </text:span><text:span text:style-name="T4">spring data rest, aspects</text:span></text:p>
      <text:p text:style-name="P2"/>
      <text:p text:style-name="P2">Reactive programming</text:p>
      <text:p text:style-name="P5">s</text:p>
      <text:p text:style-name="P1">Data structures + algorithms </text:p>
      <text:p text:style-name="P1"/>
      <text:p text:style-name="P1">Microservices</text:p>
      <text:p text:style-name="P1"/>
      <text:p text:style-name="P1">Architectures</text:p>
      <text:p text:style-name="P1"/>
      <text:p text:style-name="P3">Type of tests</text:p>
      <text:p text:style-name="P3"/>
      <text:p text:style-name="P3">Jacoco</text:p>
      <text:p text:style-name="P3"/>
      <text:p text:style-name="P3">Cucumber</text:p>
      <text:p text:style-name="P1"/>
      <text:p text:style-name="P1"/>
      <text:p text:style-name="P10">Rest in case of deleteing non existing? JPA?</text:p>
      <text:p text:style-name="P10"/>
      <text:p text:style-name="P11">REST links</text:p>
      <text:p text:style-name="P11"/>
      <text:p text:style-name="P13">ControllerAdvice</text:p>
      <text:p text:style-name="P11"/>
      <text:p text:style-name="P14">EntityModel</text:p>
      <text:p text:style-name="P12"/>
      <text:p text:style-name="P1">---------------</text:p>
      <text:p text:style-name="P1"/>
      <text:p text:style-name="P1"/>
      <text:p text:style-name="P8">Pesimistic vs optimistic locki<text:span text:style-name="T1">ng</text:span></text:p>
      <text:p text:style-name="P4"><text:s/><text:tab/></text:p>
      <text:p text:style-name="P4">Create order tables: <text:s/>purchase → <text:s/>table between (contains quantity) → item</text:p>
      <text:p text:style-name="P4"/>
      <text:p text:style-name="P6">Cache</text:p>
      <text:p text:style-name="P6"/>
      <text:p text:style-name="P7">Replicate, refresh?</text:p>
      <text:p text:style-name="P7"/>
      <text:p text:style-name="P7">1 to N problem</text:p>
      <text:p text:style-name="P7"/>
      <text:p text:style-name="P15">Change in schema? How to handle that?</text:p>
      <text:p text:style-name="P15"/>
      <text:p text:style-name="P16">Get only part of an object</text:p>
      <text:p text:style-name="P16"/>
      <text:p text:style-name="P16">Check whether an object exists only i.e. get only the id</text:p>
      <text:p text:style-name="P17"><text:span text:style-name="Source_20_Text"><text:span text:style-name="T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 Mono" svg:font-family="'Roboto Mono', consolas, monac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7T17:36:07.467645235</meta:creation-date>
    <dc:date>2024-03-31T10:13:39.693775237</dc:date>
    <meta:editing-duration>P2DT18H5M38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24" meta:word-count="80" meta:character-count="516" meta:non-whitespace-character-count="453"/>
  </office:meta>
</office:document-meta>
</file>